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2"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bold" style:text-blinking="false" fo:background-color="transparent"/>
    </style:style>
    <style:style style:name="P3"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style>
    <style:style style:name="P4" style:family="paragraph" style:parent-style-name="Text_20_body" style:list-style-name="L1">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7" style:family="paragraph" style:parent-style-name="Text_20_body" style:list-style-name="L6">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8" style:family="paragraph" style:parent-style-name="Text_20_body" style:list-style-name="L8">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9" style:family="paragraph" style:parent-style-name="Text_20_body" style:list-style-name="L10">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0" style:family="paragraph" style:parent-style-name="Text_20_body" style:list-style-name="L12">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1" style:family="paragraph" style:parent-style-name="Text_20_body" style:list-style-name="L14">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fo:background-color="transparent"/>
    </style:style>
    <style:style style:name="P12" style:family="paragraph" style:parent-style-name="Text_20_body" style:list-style-name="L2">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3" style:family="paragraph" style:parent-style-name="Text_20_body" style:list-style-name="L3">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4" style:family="paragraph" style:parent-style-name="Text_20_body" style:list-style-name="L5">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5" style:family="paragraph" style:parent-style-name="Text_20_body" style:list-style-name="L7">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6" style:family="paragraph" style:parent-style-name="Text_20_body" style:list-style-name="L9">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7" style:family="paragraph" style:parent-style-name="Text_20_body" style:list-style-name="L11">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P18" style:family="paragraph" style:parent-style-name="Text_20_body" style:list-style-name="L13">
      <loext:graphic-properties draw:fill="none" draw:fill-color="#ffffff"/>
      <style:paragraph-properties fo:margin-top="0cm" fo:margin-bottom="0cm" loext:contextual-spacing="false" style:line-height-at-least="0.529cm" fo:text-align="start" style:justify-single-word="false" fo:orphans="2" fo:background-color="transparent" style:writing-mode="lr-tb"/>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style:text-line-through-style="none" style:text-line-through-type="none" style:font-name="Arial" fo:font-size="10.5pt" fo:letter-spacing="normal" fo:font-style="normal" style:text-underline-style="none" fo:font-weight="bold" style:text-blinking="false" fo:background-color="transparent" loext:char-shading-value="0"/>
    </style:style>
    <style:style style:name="T4" style:family="text">
      <style:text-properties fo:font-style="italic" fo:background-color="transparent" loext:char-shading-value="0"/>
    </style:style>
    <style:style style:name="T5" style:family="text">
      <style:text-properties officeooo:rsid="00069a3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heck overlapping</text:span></text:p>
      <text:p text:style-name="Text_20_body"/>
      <text:p text:style-name="P1">In this application it is often needed to check if an appointment or route is not overlapping with other events in the calendar of the user. For this purpose, a specific method is required.</text:p>
      <text:p text:style-name="Text_20_body"/>
      <text:p text:style-name="P1">Input:</text:p>
      <text:list xml:id="list1797941027" text:style-name="L3">
        <text:list-item>
          <text:p text:style-name="P13"><text:span text:style-name="T4">cal</text:span><text:span text:style-name="T1">: the calendar of the user who is adding the event</text:span></text:p>
        </text:list-item>
        <text:list-item>
          <text:p text:style-name="P13"><text:span text:style-name="T4">app</text:span><text:span text:style-name="T1">: an object representing the appointment to add or the appointment to which the route to add is linked</text:span></text:p>
        </text:list-item>
        <text:list-item>
          <text:p text:style-name="P13"><text:span text:style-name="T4">begin</text:span><text:span text:style-name="T1">: the starting time of the event as instance of DateTime</text:span></text:p>
        </text:list-item>
        <text:list-item>
          <text:p text:style-name="P13"><text:span text:style-name="T4">end</text:span><text:span text:style-name="T1">: the ending time of the event as instance of DateTime</text:span></text:p>
        </text:list-item>
      </text:list>
      <text:p text:style-name="Text_20_body"/>
      <text:p text:style-name="P1">Output:</text:p>
      <text:list xml:id="list1441244969" text:style-name="L4">
        <text:list-item>
          <text:p text:style-name="P6">It returns true if the event does not overlap with other events, false otherwise.</text:p>
        </text:list-item>
      </text:list>
      <text:p text:style-name="Text_20_body"/>
      <text:p text:style-name="P1">The method treats as a special case the overlapping of a route with its own appointment: since it is allowed for a route to end after the corresponding appointment starts, the method won’t return false if this case happens.</text:p>
      <text:p text:style-name="Text_20_body"/>
      <text:p text:style-name="P1">// codice che ho scritto</text:p>
      <text:p text:style-name="Text_20_body"><text:line-break/></text:p>
      <text:p text:style-name="P2">Add appointments and routes</text:p>
      <text:p text:style-name="Text_20_body"/>
      <text:p text:style-name="P1">With the previously described method, adding an appointment or route becomes easy. Just check if there are no overlapping and then add the event to the calendar. The are two versions of the method based on the type of the event to add (appointment or route).</text:p>
      <text:p text:style-name="Text_20_body"/>
      <text:p text:style-name="P1">Input:</text:p>
      <text:list xml:id="list1219916781" text:style-name="L5">
        <text:list-item>
          <text:p text:style-name="P14"><text:span text:style-name="T4">user</text:span><text:span text:style-name="T1">: an object representing the user who is doing the request. It is needed to retrieve its calendar.</text:span></text:p>
        </text:list-item>
        <text:list-item>
          <text:p text:style-name="P14"><text:span text:style-name="T4">app</text:span><text:span text:style-name="T1">: an instance of the class Appointment with the needed attributes</text:span></text:p>
        </text:list-item>
        <text:list-item>
          <text:p text:style-name="P14"><text:span text:style-name="T4">route</text:span><text:span text:style-name="T1">: an instance of the class Route with the needed attributes</text:span></text:p>
        </text:list-item>
      </text:list>
      <text:p text:style-name="Text_20_body"/>
      <text:p text:style-name="P1">Output:</text:p>
      <text:list xml:id="list1878433622" text:style-name="L6">
        <text:list-item>
          <text:p text:style-name="P7">It modifies the calendar if the event is acceptable, otherwise it raises an exception.</text:p>
        </text:list-item>
      </text:list>
      <text:p text:style-name="Text_20_body"/>
      <text:p text:style-name="P1">The method which adds an appointment can be inserted inside the class that manages the calendar, while the method which adds a route should be added inside the class Appointment, since there is a one-to-one relationship between appointments and routes.</text:p>
      <text:p text:style-name="Text_20_body"/>
      <text:p text:style-name="P1"><text:soft-page-break/>// screen del codice che ho fatto</text:p>
      <text:p text:style-name="Text_20_body"><text:line-break/></text:p>
      <text:p text:style-name="P2">Remove routes of an appointment</text:p>
      <text:p text:style-name="Text_20_body"/>
      <text:p text:style-name="P1">In some cases, given an appointment, it will be needed to remove both the route going to the appointment and the route starting from it.</text:p>
      <text:p text:style-name="Text_20_body"/>
      <text:p text:style-name="P1">Input:</text:p>
      <text:list xml:id="list2887686149" text:style-name="L7">
        <text:list-item>
          <text:p text:style-name="P15"><text:span text:style-name="T4">user</text:span><text:span text:style-name="T1">: the user to which the appointment is linked</text:span></text:p>
        </text:list-item>
      </text:list>
      <text:p text:style-name="Text_20_body"/>
      <text:p text:style-name="P1">Output:</text:p>
      <text:list xml:id="list3186348655" text:style-name="L8">
        <text:list-item>
          <text:p text:style-name="P8">It removes both the incoming and the outcoming route from the appointment</text:p>
        </text:list-item>
      </text:list>
      <text:p text:style-name="Text_20_body"/>
      <text:p text:style-name="P1">The method will be implemented inside the class Appointment.</text:p>
      <text:p text:style-name="Text_20_body"/>
      <text:p text:style-name="P1">// codice che ho scritto</text:p>
      <text:p text:style-name="Text_20_body"><text:line-break/></text:p>
      <text:p text:style-name="P2">Remove an appointment</text:p>
      <text:p text:style-name="Text_20_body"/>
      <text:p text:style-name="P1">As stated in the RASD, when deleting an appointment, also its incoming and outcoming routes must be automatically removed. Thanks to the previous method, this becomes an easy task.</text:p>
      <text:p text:style-name="Text_20_body"/>
      <text:p text:style-name="P1">Input:</text:p>
      <text:list xml:id="list1452471832" text:style-name="L9">
        <text:list-item>
          <text:p text:style-name="P16"><text:span text:style-name="T4">user</text:span><text:span text:style-name="T1">: the user to which the appointment to delete is linked.</text:span></text:p>
        </text:list-item>
        <text:list-item>
          <text:p text:style-name="P16"><text:span text:style-name="T4">app</text:span><text:span text:style-name="T1">: the appointment to delete</text:span></text:p>
        </text:list-item>
      </text:list>
      <text:p text:style-name="Text_20_body"/>
      <text:p text:style-name="P1">Output:</text:p>
      <text:list xml:id="list615435070" text:style-name="L10">
        <text:list-item>
          <text:p text:style-name="P9">The appointment is removed with its own routes.</text:p>
        </text:list-item>
      </text:list>
      <text:p text:style-name="Text_20_body"/>
      <text:p text:style-name="P1">The method is inside the class manager along with other methods that deal with appointments.</text:p>
      <text:p text:style-name="Text_20_body"/>
      <text:p text:style-name="P1">// codice che ho scritto</text:p>
      <text:p text:style-name="Text_20_body"><text:line-break/></text:p>
      <text:p text:style-name="P2">Updating an appointment</text:p>
      <text:p text:style-name="Text_20_body"/>
      <text:p text:style-name="P1"><text:soft-page-break/>When modifying the attributes of an appointment, it is possible to change the time or the location of it. If this happens, the previously calculated routes become meaningless and so they shall be removed as well.</text:p>
      <text:p text:style-name="Text_20_body"/>
      <text:p text:style-name="P1">Input:</text:p>
      <text:list xml:id="list3773124895" text:style-name="L11">
        <text:list-item>
          <text:p text:style-name="P17"><text:span text:style-name="T4">user</text:span><text:span text:style-name="T1">: the user to which the appointment is linked</text:span></text:p>
        </text:list-item>
        <text:list-item>
          <text:p text:style-name="P17"><text:span text:style-name="T4">app</text:span><text:span text:style-name="T1">: the appointment to modify</text:span></text:p>
        </text:list-item>
        <text:list-item>
          <text:p text:style-name="P17"><text:span text:style-name="T4">newBegin</text:span><text:span text:style-name="T1">: the new starting time</text:span></text:p>
        </text:list-item>
        <text:list-item>
          <text:p text:style-name="P17"><text:span text:style-name="T4">newEnd</text:span><text:span text:style-name="T1">: the new ending time</text:span></text:p>
        </text:list-item>
        <text:list-item>
          <text:p text:style-name="P17"><text:span text:style-name="T4">newPosition</text:span><text:span text:style-name="T1">: the new location</text:span></text:p>
        </text:list-item>
      </text:list>
      <text:p text:style-name="Text_20_body"/>
      <text:p text:style-name="P1">Output:</text:p>
      <text:list xml:id="list3206020582" text:style-name="L12">
        <text:list-item>
          <text:p text:style-name="P10">The appointment is updated with the new attributes. If necessary, its routes are deleted.</text:p>
        </text:list-item>
      </text:list>
      <text:p text:style-name="Text_20_body"/>
      <text:p text:style-name="P1">// codice che ho scritto</text:p>
      <text:p text:style-name="Text_20_body"><text:line-break/></text:p>
      <text:p text:style-name="P2">Calculating a route</text:p>
      <text:p text:style-name="Text_20_body"/>
      <text:p text:style-name="P1">The most important algorithm in the application is the calculation of the route to an appointment given a set of preferences and constraints.</text:p>
      <text:p text:style-name="Text_20_body"/>
      <text:p text:style-name="P1">Input:</text:p>
      <text:list xml:id="list1617383643" text:style-name="L13">
        <text:list-item>
          <text:p text:style-name="P18"><text:span text:style-name="T4">user</text:span><text:span text:style-name="T1">: the user asking for the route</text:span></text:p>
        </text:list-item>
        <text:list-item>
          <text:p text:style-name="P18"><text:span text:style-name="T4">from</text:span><text:span text:style-name="T1">: the starting position</text:span></text:p>
        </text:list-item>
        <text:list-item>
          <text:p text:style-name="P18"><text:span text:style-name="T4">to</text:span><text:span text:style-name="T1">: the position to reach</text:span></text:p>
        </text:list-item>
        <text:list-item>
          <text:p text:style-name="P18"><text:span text:style-name="T4">start</text:span><text:span text:style-name="T1">: the starting hour as instance of DateTime</text:span></text:p>
        </text:list-item>
        <text:list-item>
          <text:p text:style-name="P18"><text:span text:style-name="T4">end</text:span><text:span text:style-name="T1">: the arriving hour as instance of DateTime</text:span></text:p>
        </text:list-item>
      </text:list>
      <text:p text:style-name="Text_20_body"/>
      <text:p text:style-name="P1">Output:</text:p>
      <text:list xml:id="list1387198626" text:style-name="L14">
        <text:list-item>
          <text:p text:style-name="P11">A list of routes, each one minimizing a specific parameter</text:p>
        </text:list-item>
      </text:list>
      <text:p text:style-name="Text_20_body"/>
      <text:p text:style-name="P1">The algorithm calculates a set of possible routes between two points with respect to a list of constraints: the available vehicles, the priority of transport means, the timeslots of the vehicles, the maximum allowed length on foot or bicycle, a set of pauses (including Flexible Lunch) and the need to minimize four parameters (length, duration, number of changes, CO2 consumption).</text:p>
      <text:p text:style-name="Text_20_body"/>
      <text:p text:style-name="P1">// codice lungo che ho fatt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3:53:46.496000000</meta:creation-date>
    <dc:date>2017-11-25T13:55:05.597000000</dc:date>
    <meta:editing-duration>PT1M19S</meta:editing-duration>
    <meta:editing-cycles>1</meta:editing-cycles>
    <meta:document-statistic meta:table-count="0" meta:image-count="0" meta:object-count="0" meta:page-count="3" meta:paragraph-count="67" meta:word-count="696" meta:character-count="3960" meta:non-whitespace-character-count="3345"/>
    <meta:generator>LibreOffice/5.4.1.2$Windows_x86 LibreOffice_project/ea7cb86e6eeb2bf3a5af73a8f7777ac570321527</meta:generator>
  </office:meta>
</office:document-meta>
</file>